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3.81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">
      <style:text-properties style:text-position="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agine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1" office:value-type="string" calcext:value-type="string">
            <text:p>Scritt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Dim</text:p>
          </table:table-cell>
          <table:table-cell/>
        </table:table-row>
        <table:table-row table:style-name="ro1">
          <table:table-cell table:style-name="ce10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sbn</text:p>
          </table:table-cell>
          <table:table-cell office:value-type="float" office:value="83.673" calcext:value-type="float">
            <text:p>83,67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4"/>
        </table:table-row>
        <table:table-row table:style-name="ro1">
          <table:table-cell table:style-name="ce10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dorso</text:p>
          </table:table-cell>
          <table:table-cell table:formula="of:=VLOOKUP([.B6]+15; [tabelle.A4:.D32]; [.B7]/10-6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25" calcext:value-type="float">
            <text:p>425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25" calcext:value-type="float">
            <text:p>425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0" calcext:value-type="float">
            <text:p>22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46.762972330879" calcext:value-type="float">
            <text:p>246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0]-[.B$58]" office:value-type="float" office:value="200" calcext:value-type="float">
            <text:p>200</text:p>
          </table:table-cell>
          <table:table-cell table:formula="of:=[.C60]-[.C$58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1]-[.B$58]" office:value-type="float" office:value="185" calcext:value-type="float">
            <text:p>185</text:p>
          </table:table-cell>
          <table:table-cell table:formula="of:=[.C61]-[.C$58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2]-[.B$58]" office:value-type="float" office:value="170" calcext:value-type="float">
            <text:p>170</text:p>
          </table:table-cell>
          <table:table-cell table:formula="of:=[.C62]-[.C$58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3]-[.B$58]" office:value-type="float" office:value="155" calcext:value-type="float">
            <text:p>155</text:p>
          </table:table-cell>
          <table:table-cell table:formula="of:=[.C63]-[.C$58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>
            <text:p>pagin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23:48:42.67408480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2.2.2.0$Linux_X86_64 LibreOffice_project/20m0$Build-2</meta:generator>
    <dc:date>2016-10-25T23:55:34.908275440</dc:date>
    <dc:creator>Daniele Zambelli</dc:creator>
    <meta:editing-duration>PT1H34M59S</meta:editing-duration>
    <meta:editing-cycles>12</meta:editing-cycles>
    <meta:document-statistic meta:table-count="2" meta:cell-count="279" meta:object-count="0"/>
  </office:meta>
</office:document-meta>
</file>